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4-23_07-42-48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4-23_03-16-00_000.jpg</text:p>
          </table:table-cell>
          <table:table-cell table:style-name="ce26" office:value-type="string">
            <text:p>:m :PHOTO 寝た時刻 / 2023 / オナニー、未了、duration=30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30時間ぐらい,other=~">
            <text:p>:m :PHOTO 寝た時刻 / 2023 / オナニー、未了、duration=3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4-22_21-01-1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4-23_13-34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22_21-09-59_000.jpg</text:p>
          </table:table-cell>
          <table:table-cell table:style-name="ce26" office:value-type="string">
            <text:p>:m 食べた物 / 盛り付け方、様子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23_13-13-43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 / target=人参：プランターに植えた / other=食用の人参。おせちの際に買ったもの。冷蔵庫。根が生えていた。,occasion=~,id=file-id:2023-03-07_11-46-57_000.jp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23_01-23-20_000.jpg</text:p>
          </table:table-cell>
          <table:table-cell table:style-name="ce26" office:value-type="string">
            <text:p>:PHOTO 記録 / 経過記録；作ったもの / food=焼酎漬け / material=オオバ,liquor=麦焼酎：??ml,time=~,container=silver-cap-small / type=~,other=,occasion=経過観察。１回目のもの、溶液を取り分け。１回目＝２日漬け；取り出したもの。溶液の色を、観察。,id=2023-04-22_01-16-2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オオバ,liquor=麦焼酎：??ml,time=~,container=silver-cap-small / type=~,other=,occasion=経過観察。１回目のもの、溶液を取り分け。１回目＝２日漬け；取り出したもの。溶液の色を、観察。,id=2023-04-22_01-16-26_000.jpg">
            <text:p>:PHOTO 記録 / 経過記録；作ったもの / food=焼酎漬け / material=オオバ,liquor=麦焼酎：??ml,time=~,container=silver-cap-small / type=~,other=,occasion=経過観察。１回目のもの、溶液を取り分け。１回目＝２日漬け；取り出したもの。溶液の色を、観察。,id=2023-04-22_01-16-2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23_01-32-04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4-23_01-32-15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4-23_13-13-35_000.jpg</text:p>
          </table:table-cell>
          <table:table-cell table:style-name="ce26" office:value-type="string">
            <text:p>:PHOTO 記録しておきたいもの / location:photo=自室：ベランダ, location:target=プランター：生えているススキ（または、オギ。あるいは、いずれでもない、何か。） / subject=~ / content=伸びて、枯れている。のを、切った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しておきたいもの / location:photo=自室：ベランダ, location:target=プランター：生えているススキ（または、オギ。あるいは、いずれでもない、何か。） / subject=~ / content=伸びて、枯れている。のを、切った。,other=~">
            <text:p>:PHOTO 記録しておきたいもの / location:photo=自室：ベランダ, location:target=プランター：生えているススキ（または、オギ。あるいは、いずれでもない、何か。） / subject=~ / content=伸びて、枯れている。のを、切った。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4-23_07-52-3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23_13-10-20_000.jpg</text:p>
          </table:table-cell>
          <table:table-cell table:style-name="ce26" office:value-type="string">
            <text:p>:m #*# RES / JVEMV6 64#270_mushuukyoo_koishikawa / 『日本人は本当に無宗教なのか』 著者=礫川全次,校注=~ / p.59 / w=,topic=；,publisher=~,other=list+:平田篤胤、本居宣長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70_mushuukyoo_koishikawa / 『日本人は本当に無宗教なのか』 著者=礫川全次,校注=~ / p.59 / w=,topic=；,publisher=~,other=list+:平田篤胤、本居宣長">
            <text:p>:m #*# RES / JVEMV6 64#270_mushuukyoo_koishikawa / 『日本人は本当に無宗教なのか』 著者=礫川全次,校注=~ / p.59 / w=,topic=；,publisher=~,other=list+:平田篤胤、本居宣長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4-23_17-09-59_000.jpg</text:p>
          </table:table-cell>
          <table:table-cell table:style-name="ce26" office:value-type="string">
            <text:p>:m 1*2 RES / JVEMV6 64#238_maeno / 『微粒子から探る物性七変化』 著者=前野昌弘,校注=~ / p.117 / w=表面張力；,topic=物性,publisher=~,other=q-id.F6UY:万有引力、クーロン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2 RES / JVEMV6 64#238_maeno / 『微粒子から探る物性七変化』 著者=前野昌弘,校注=~ / p.117 / w=表面張力；,topic=物性,publisher=~,other=q-id.F6UY:万有引力、クーロン力">
            <text:p>:m 1*2 RES / JVEMV6 64#238_maeno / 『微粒子から探る物性七変化』 著者=前野昌弘,校注=~ / p.117 / w=表面張力；,topic=物性,publisher=~,other=q-id.F6UY:万有引力、クーロン力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4-23_17-10-25_000.jpg</text:p>
          </table:table-cell>
          <table:table-cell table:style-name="ce26" office:value-type="string">
            <text:p>:m 2*2 RES / JVEMV6 64#238_maeno / 『微粒子から探る物性七変化』 著者=前野昌弘,校注=~ / p.117 / w=表面張力；,topic=物性,publisher=~,other=q-id.F6UY:COMP:万有引力、クーロン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2*2 RES / JVEMV6 64#238_maeno / 『微粒子から探る物性七変化』 著者=前野昌弘,校注=~ / p.117 / w=表面張力；,topic=物性,publisher=~,other=q-id.F6UY:COMP:万有引力、クーロン力">
            <text:p>:m 2*2 RES / JVEMV6 64#238_maeno / 『微粒子から探る物性七変化』 著者=前野昌弘,校注=~ / p.117 / w=表面張力；,topic=物性,publisher=~,other=q-id.F6UY:COMP:万有引力、クーロン力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4-23_17-22-31_000.jpg</text:p>
          </table:table-cell>
          <table:table-cell table:style-name="ce26" office:value-type="string">
            <text:p>:m :? #*# / topic=~ / content=万有引力：速度の変化：軌跡はどうなるか / status=~ / id=~,genre=physics,other=~,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:? #*# / topic=~ / content=万有引力：速度の変化：軌跡はどうなるか / status=~ / id=~,genre=physics,other=~,">
            <text:p>:m :? #*# / topic=~ / content=万有引力：速度の変化：軌跡はどうなるか / status=~ / id=~,genre=physics,other=~,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7" office:value-type="string">
            <text:p>2023-04-22_18-27-01_000.mp4</text:p>
          </table:table-cell>
          <table:table-cell table:style-name="ce26" office:value-type="string">
            <text:p>:VIDEO / @自室 / 記録 / jap.flute / 演奏、play / R=1 / genre=melody,session=hour-18,memo=~,file-piece-id=~,memo=~,other=~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VIDEO / @自室 / 記録 / jap.flute / 演奏、play / R=1 / genre=melody,session=hour-18,memo=~,file-piece-id=~,memo=~,other=~ /">
            <text:p>:VIDEO / @自室 / 記録 / jap.flute / 演奏、play / R=1 / genre=melody,session=hour-18,memo=~,file-piece-id=~,memo=~,other=~ /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8" office:value-type="string">
            <text:p>2023-04-22_18-46-30_000.mp4</text:p>
          </table:table-cell>
          <table:table-cell table:style-name="ce26" office:value-type="string">
            <text:p>:VIDEO / @自室 / 記録 / jap.flute / 演奏、play / R=2 / genre=melody,session=hour-18,memo=~,file-piece-id=2023-04-22_18-46-30_000.mp4,memo=~,other=~ /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室 / 記録 / jap.flute / 演奏、play / R=2 / genre=melody,session=hour-18,memo=~,file-piece-id=2023-04-22_18-46-30_000.mp4,memo=~,other=~ /">
            <text:p>:VIDEO / @自室 / 記録 / jap.flute / 演奏、play / R=2 / genre=melody,session=hour-18,memo=~,file-piece-id=2023-04-22_18-46-30_000.mp4,memo=~,other=~ /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4-22_18-48-58_000.mp4</text:p>
          </table:table-cell>
          <table:table-cell table:style-name="ce26" office:value-type="string">
            <text:p>:VIDEO / @自室 / 記録 / jap.flute / 演奏、play / R=3 / genre=melody,session=hour-18,memo=~,file-piece-id=2023-04-22_18-46-30_000.mp4,memo=~,other=~ /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VIDEO / @自室 / 記録 / jap.flute / 演奏、play / R=3 / genre=melody,session=hour-18,memo=~,file-piece-id=2023-04-22_18-46-30_000.mp4,memo=~,other=~ /">
            <text:p>:VIDEO / @自室 / 記録 / jap.flute / 演奏、play / R=3 / genre=melody,session=hour-18,memo=~,file-piece-id=2023-04-22_18-46-30_000.mp4,memo=~,other=~ /</text:p>
          </table:table-cell>
          <table:table-cell table:style-name="ce10" table:formula="of:=RIGHT([.B19];[.K19])" office:value-type="string" office:string-value="mp4">
            <text:p>mp4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23_00-40-22_000.mp4</text:p>
          </table:table-cell>
          <table:table-cell table:style-name="ce26" office:value-type="string">
            <text:p>:VIDEO / @自室 / 記録 / jap.flute / 演奏、play / R=4 / genre=melody,session=hour-18,memo=~,file-piece-id=~,memo=~,other=i.f.:presstv-video:autumn.mp4:５１分ぐらいのところ：BGM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4 / genre=melody,session=hour-18,memo=~,file-piece-id=~,memo=~,other=i.f.:presstv-video:autumn.mp4:５１分ぐらいのところ：BGM /">
            <text:p>:VIDEO / @自室 / 記録 / jap.flute / 演奏、play / R=4 / genre=melody,session=hour-18,memo=~,file-piece-id=~,memo=~,other=i.f.:presstv-video:autumn.mp4:５１分ぐらいのところ：BGM /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7];CONCATENATE([.C27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3">2023/04/23</text:date>, <text:time>21:55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3T21:55:59.89</dc:date>
    <dc:creator>iwabuchi ken</dc:creator>
    <meta:editing-duration>P55DT23H3M59S</meta:editing-duration>
    <meta:editing-cycles>18252</meta:editing-cycles>
    <meta:document-statistic meta:table-count="2" meta:cell-count="928" meta:object-count="0"/>
    <meta:user-defined meta:name="qrichtext">1</meta:user-defined>
  </office:meta>
</office:document-meta>
</file>